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b71e1" officeooo:paragraph-rsid="001b71e1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fo:font-weight="normal" officeooo:rsid="001b71e1" officeooo:paragraph-rsid="001b71e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4556b8" officeooo:paragraph-rsid="004556b8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5pt" fo:font-weight="bold" officeooo:rsid="001d7e39" officeooo:paragraph-rsid="001d7e39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2pt" fo:font-weight="bold" officeooo:rsid="003ee33e" officeooo:paragraph-rsid="003ee33e" style:font-size-asian="19.25pt" style:font-weight-asian="bold" style:font-size-complex="22pt" style:font-weight-complex="bold"/>
    </style:style>
    <style:style style:name="P6" style:family="paragraph" style:parent-style-name="Text_20_body">
      <style:text-properties fo:font-variant="normal" fo:text-transform="none" fo:color="#0f1111" style:font-name="Times new roman" fo:font-size="14pt" fo:letter-spacing="normal" fo:font-style="normal" fo:font-weight="normal" officeooo:rsid="001b71e1" officeooo:paragraph-rsid="00345b53" style:font-size-asian="14pt" style:font-weight-asian="normal" style:font-size-complex="14pt" style:font-weight-complex="normal"/>
    </style:style>
    <style:style style:name="P7" style:family="paragraph" style:parent-style-name="Heading_20_1" style:list-style-name="L1">
      <style:text-properties fo:font-variant="normal" fo:text-transform="none" fo:color="#0f1111" style:font-name="Times new roman" fo:font-size="14pt" fo:letter-spacing="normal" fo:font-style="normal" fo:font-weight="normal" officeooo:rsid="001b71e1" officeooo:paragraph-rsid="001b71e1" style:font-size-asian="14pt" style:font-weight-asian="normal" style:font-size-complex="14pt" style:font-weight-complex="normal"/>
    </style:style>
    <style:style style:name="P8" style:family="paragraph" style:parent-style-name="Heading_20_1" style:list-style-name="L5">
      <style:text-properties fo:font-variant="normal" fo:text-transform="none" fo:color="#0f1111" style:font-name="Times new roman" fo:font-size="14pt" fo:letter-spacing="normal" fo:font-style="normal" fo:font-weight="normal" officeooo:rsid="0029d724" officeooo:paragraph-rsid="0029d724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officeooo:paragraph-rsid="003717ac"/>
    </style:style>
    <style:style style:name="P10" style:family="paragraph" style:parent-style-name="Standard" style:list-style-name="L1">
      <style:text-properties style:font-name="Times new roman" fo:font-size="14pt" fo:font-weight="normal" officeooo:rsid="001b71e1" officeooo:paragraph-rsid="001b71e1" style:font-size-asian="12.25pt" style:font-weight-asian="normal" style:font-size-complex="14pt" style:font-weight-complex="normal"/>
    </style:style>
    <style:style style:name="P11" style:family="paragraph" style:parent-style-name="Standard" style:list-style-name="L6">
      <style:text-properties style:font-name="Times new roman" fo:font-size="14pt" fo:font-weight="normal" officeooo:rsid="001d7e39" officeooo:paragraph-rsid="001d7e39" style:font-size-asian="12.25pt" style:font-weight-asian="normal" style:font-size-complex="14pt" style:font-weight-complex="normal"/>
    </style:style>
    <style:style style:name="P12" style:family="paragraph" style:parent-style-name="Standard" style:list-style-name="L5">
      <style:text-properties style:font-name="Times new roman" fo:font-size="14pt" fo:font-weight="normal" officeooo:rsid="001d7e39" officeooo:paragraph-rsid="001d7e39" style:font-size-asian="12.25pt" style:font-weight-asian="normal" style:font-size-complex="14pt" style:font-weight-complex="normal"/>
    </style:style>
    <style:style style:name="P13" style:family="paragraph" style:parent-style-name="Standard" style:list-style-name="L5">
      <style:text-properties style:font-name="Times new roman" fo:font-size="14pt" fo:font-weight="normal" officeooo:rsid="002b9113" officeooo:paragraph-rsid="002b9113" style:font-size-asian="12.25pt" style:font-weight-asian="normal" style:font-size-complex="14pt" style:font-weight-complex="normal"/>
    </style:style>
    <style:style style:name="P14" style:family="paragraph" style:parent-style-name="Standard" style:list-style-name="L5">
      <style:text-properties style:font-name="Times new roman" fo:font-size="14pt" fo:font-weight="normal" officeooo:rsid="002f4562" officeooo:paragraph-rsid="00302815" style:font-size-asian="12.25pt" style:font-weight-asian="normal" style:font-size-complex="14pt" style:font-weight-complex="normal"/>
    </style:style>
    <style:style style:name="P15" style:family="paragraph" style:parent-style-name="Standard" style:list-style-name="L5">
      <style:text-properties style:font-name="Times new roman" fo:font-size="14pt" fo:font-weight="normal" officeooo:rsid="002f4562" officeooo:paragraph-rsid="002f4562" style:font-size-asian="12.25pt" style:font-weight-asian="normal" style:font-size-complex="14pt" style:font-weight-complex="normal"/>
    </style:style>
    <style:style style:name="P16" style:family="paragraph" style:parent-style-name="Standard" style:list-style-name="L7">
      <style:text-properties style:font-name="Times new roman" fo:font-size="14pt" fo:font-weight="normal" officeooo:rsid="002f4562" officeooo:paragraph-rsid="00302815" style:font-size-asian="12.25pt" style:font-weight-asian="normal" style:font-size-complex="14pt" style:font-weight-complex="normal"/>
    </style:style>
    <style:style style:name="P17" style:family="paragraph" style:parent-style-name="Standard" style:list-style-name="L5">
      <style:text-properties style:font-name="Times new roman" fo:font-size="14pt" fo:font-weight="normal" officeooo:rsid="00422060" officeooo:paragraph-rsid="00422060" style:font-size-asian="12.25pt" style:font-weight-asian="normal" style:font-size-complex="14pt" style:font-weight-complex="normal"/>
    </style:style>
    <style:style style:name="P18" style:family="paragraph" style:parent-style-name="Standard" style:list-style-name="L9">
      <style:text-properties style:font-name="Times new roman" fo:font-size="14pt" fo:font-weight="normal" officeooo:rsid="00422060" officeooo:paragraph-rsid="00422060" style:font-size-asian="12.25pt" style:font-weight-asian="normal" style:font-size-complex="14pt" style:font-weight-complex="normal"/>
    </style:style>
    <style:style style:name="P19" style:family="paragraph" style:parent-style-name="Standard" style:list-style-name="L9">
      <style:text-properties style:font-name="Times new roman" fo:font-size="14pt" fo:font-weight="normal" officeooo:rsid="004556b8" officeooo:paragraph-rsid="004556b8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" fo:font-size="14pt" fo:font-weight="normal" officeooo:rsid="004556b8" officeooo:paragraph-rsid="004556b8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text-properties style:font-name="Times new roman" fo:font-size="14pt" fo:font-weight="normal" officeooo:paragraph-rsid="0035d4c4"/>
    </style:style>
    <style:style style:name="P22" style:family="paragraph" style:parent-style-name="Standard" style:list-style-name="L1">
      <style:text-properties style:font-name="Times new roman" fo:font-size="14pt" fo:font-weight="normal" officeooo:rsid="001b71e1" officeooo:paragraph-rsid="001b71e1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text-properties style:font-name="Times new roman" fo:font-size="14pt" officeooo:rsid="0035d4c4" officeooo:paragraph-rsid="0035d4c4" style:font-size-asian="12.25pt" style:font-size-complex="14pt"/>
    </style:style>
    <style:style style:name="P24" style:family="paragraph" style:parent-style-name="Standard" style:list-style-name="L3">
      <style:text-properties style:font-name="Times new roman" fo:font-size="14pt" officeooo:rsid="00363a74" officeooo:paragraph-rsid="00363a74" style:font-size-asian="12.25pt" style:font-size-complex="14pt"/>
    </style:style>
    <style:style style:name="P25" style:family="paragraph" style:parent-style-name="Standard" style:list-style-name="L4">
      <style:text-properties style:font-name="Times new roman" fo:font-size="14pt" officeooo:rsid="003717ac" officeooo:paragraph-rsid="003717ac" style:font-size-asian="14pt" style:font-size-complex="14pt"/>
    </style:style>
    <style:style style:name="P26" style:family="paragraph" style:parent-style-name="Standard" style:list-style-name="L4">
      <style:text-properties style:font-name="Times new roman" fo:font-size="14pt" officeooo:rsid="003a80ba" officeooo:paragraph-rsid="003a80ba" style:font-size-asian="14pt" style:font-size-complex="14pt"/>
    </style:style>
    <style:style style:name="P27" style:family="paragraph" style:parent-style-name="Standard" style:list-style-name="L5">
      <style:text-properties style:font-name="Times new roman" fo:font-size="14pt" officeooo:rsid="0030b1ad" officeooo:paragraph-rsid="0030b1ad" style:font-size-asian="14pt" style:font-size-complex="14pt"/>
    </style:style>
    <style:style style:name="P28" style:family="paragraph" style:parent-style-name="Standard" style:list-style-name="L5">
      <style:text-properties style:font-name="Times new roman" fo:font-size="14pt" fo:font-weight="bold" officeooo:rsid="00422060" officeooo:paragraph-rsid="00422060" style:font-size-asian="12.25pt" style:font-weight-asian="bold" style:font-size-complex="14pt" style:font-weight-complex="bold"/>
    </style:style>
    <style:style style:name="P29" style:family="paragraph" style:parent-style-name="Standard" style:list-style-name="L1">
      <style:text-properties fo:font-variant="normal" fo:text-transform="none" fo:color="#333333" style:font-name="Times new roman" fo:font-size="14pt" fo:letter-spacing="normal" fo:font-style="normal" fo:font-weight="normal" officeooo:rsid="001b71e1" officeooo:paragraph-rsid="001b71e1" style:font-size-asian="14pt" style:font-weight-asian="normal" style:font-size-complex="14pt" style:font-weight-complex="normal"/>
    </style:style>
    <style:style style:name="P30" style:family="paragraph" style:parent-style-name="Standard" style:list-style-name="L8">
      <style:text-properties fo:font-variant="normal" fo:text-transform="none" fo:color="#0f1111" style:font-name="Times new roman" fo:font-size="14pt" fo:letter-spacing="normal" fo:font-style="normal" fo:font-weight="normal" officeooo:paragraph-rsid="002f4562" style:font-size-asian="14pt" style:font-size-complex="14pt"/>
    </style:style>
    <style:style style:name="P31" style:family="paragraph" style:parent-style-name="Standard" style:list-style-name="L3">
      <style:text-properties officeooo:paragraph-rsid="0035d4c4"/>
    </style:style>
    <style:style style:name="P32" style:family="paragraph" style:parent-style-name="Standard" style:list-style-name="L4">
      <style:text-properties officeooo:paragraph-rsid="003717ac"/>
    </style:style>
    <style:style style:name="P33" style:family="paragraph" style:parent-style-name="Standard" style:list-style-name="L5">
      <style:text-properties officeooo:paragraph-rsid="0029d724"/>
    </style:style>
    <style:style style:name="P34" style:family="paragraph" style:parent-style-name="Standard" style:list-style-name="L11">
      <style:text-properties style:font-name="Times new roman" fo:font-size="14pt" fo:font-weight="normal" officeooo:rsid="0049ca0a" officeooo:paragraph-rsid="0049ca0a" style:font-size-asian="14pt" style:font-weight-asian="normal" style:font-size-complex="14pt" style:font-weight-complex="normal"/>
    </style:style>
    <style:style style:name="P35" style:family="paragraph" style:parent-style-name="Standard" style:list-style-name="L13">
      <style:text-properties style:font-name="Times new roman" fo:font-size="14pt" fo:font-weight="normal" officeooo:rsid="0049ca0a" officeooo:paragraph-rsid="0049ca0a" style:font-size-asian="14pt" style:font-weight-asian="normal" style:font-size-complex="14pt" style:font-weight-complex="normal"/>
    </style:style>
    <style:style style:name="P36" style:family="paragraph" style:parent-style-name="Standard" style:list-style-name="L13">
      <style:text-properties style:font-name="Times new roman" fo:font-size="14pt" fo:font-weight="normal" officeooo:rsid="004bb2ea" officeooo:paragraph-rsid="004bb2ea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Times new roman" fo:font-size="14pt" fo:font-weight="normal" officeooo:rsid="004bb2ea" officeooo:paragraph-rsid="004bb2ea" style:font-size-asian="14pt" style:font-weight-asian="normal" style:font-size-complex="14pt" style:font-weight-complex="normal"/>
    </style:style>
    <style:style style:name="P38" style:family="paragraph" style:parent-style-name="Standard" style:list-style-name="L11">
      <style:text-properties style:font-name="Times new roman" fo:font-size="14pt" fo:font-weight="bold" officeooo:rsid="0049ca0a" officeooo:paragraph-rsid="0049ca0a" style:font-size-asian="14pt" style:font-weight-asian="bold" style:font-size-complex="14pt" style:font-weight-complex="bold"/>
    </style:style>
    <style:style style:name="P39" style:family="paragraph" style:parent-style-name="Text_20_body" style:list-style-name="L2">
      <style:text-properties officeooo:paragraph-rsid="00345b53"/>
    </style:style>
    <style:style style:name="P40" style:family="paragraph" style:parent-style-name="Text_20_body" style:list-style-name="L2">
      <style:text-properties fo:font-variant="normal" fo:text-transform="none" fo:color="#0f1111" style:font-name="Times new roman" fo:font-size="14pt" fo:letter-spacing="normal" fo:font-style="normal" fo:font-weight="normal" officeooo:rsid="001b71e1" officeooo:paragraph-rsid="00345b53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f1111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f1111" style:font-name="Times new roman" fo:font-size="14pt" fo:letter-spacing="normal" fo:font-style="normal" fo:font-weight="normal" officeooo:rsid="001b71e1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f1111" style:font-name="Times new roman" fo:font-size="14pt" fo:letter-spacing="normal" fo:font-style="normal" fo:font-weight="normal" officeooo:rsid="00345b53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333333" fo:letter-spacing="normal" fo:font-style="normal" officeooo:rsid="0035d4c4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333333" fo:letter-spacing="normal" fo:font-style="normal" fo:font-weight="bold" officeooo:rsid="0035d4c4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333333" style:font-name="Times new roman" fo:font-size="14pt" fo:letter-spacing="normal" fo:font-style="normal" fo:font-weight="normal" officeooo:rsid="001c4b37" style:font-size-asian="14pt" style:font-size-complex="14pt"/>
    </style:style>
    <style:style style:name="T8" style:family="text">
      <style:text-properties fo:font-variant="normal" fo:text-transform="none" fo:color="#333333" style:font-name="Times new roman" fo:font-size="14pt" fo:letter-spacing="normal" fo:font-style="normal" fo:font-weight="normal" officeooo:rsid="001b71e1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212121" style:font-name="Roboto" fo:font-size="13.5pt" fo:letter-spacing="normal" fo:font-style="normal"/>
    </style:style>
    <style:style style:name="T10" style:family="text">
      <style:text-properties fo:font-variant="normal" fo:text-transform="none" fo:color="#212121" fo:letter-spacing="normal"/>
    </style:style>
    <style:style style:name="T11" style:family="text">
      <style:text-properties fo:font-variant="normal" fo:text-transform="none" fo:color="#212121" fo:letter-spacing="normal" fo:font-style="normal"/>
    </style:style>
    <style:style style:name="T12" style:family="text">
      <style:text-properties fo:font-variant="normal" fo:text-transform="none" fo:color="#212121" fo:font-size="13.5pt" fo:letter-spacing="normal" fo:font-style="normal"/>
    </style:style>
    <style:style style:name="T13" style:family="text">
      <style:text-properties style:font-name="Times new roman" fo:font-size="14pt" fo:font-weight="normal" officeooo:rsid="001b71e1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3717ac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29d724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font-weight="bold" officeooo:rsid="003717ac" style:font-size-asian="12.25pt" style:font-weight-asian="bold" style:font-size-complex="14pt" style:font-weight-complex="bold"/>
    </style:style>
    <style:style style:name="T18" style:family="text">
      <style:text-properties officeooo:rsid="0032a70b"/>
    </style:style>
    <style:style style:name="T19" style:family="text">
      <style:text-properties officeooo:rsid="00345b5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45b53" style:font-weight-asian="bold" style:font-weight-complex="bold"/>
    </style:style>
    <style:style style:name="T22" style:family="text">
      <style:text-properties officeooo:rsid="003a80ba"/>
    </style:style>
    <style:style style:name="T2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Yash &amp; Divyesh Camera Research</text:p>
      <text:p text:style-name="P1"/>
      <text:p text:style-name="P1">Depth Cameras:</text:p>
      <text:list xml:id="list2590888140" text:style-name="L1">
        <text:list-item>
          <text:h text:style-name="P7" text:outline-level="1"><text:bookmark text:name="title"/><text:bookmark text:name="productTitle"/>Advision 2MP 36X IP IR PTZ Camera, </text:h>
        </text:list-item>
      </text:list>
      <text:p text:style-name="P6"><text:tab/><text:span text:style-name="T21">Features</text:span><text:span text:style-name="T19">:-</text:span></text:p>
      <text:list xml:id="list2684496510" text:style-name="L2">
        <text:list-item>
          <text:p text:style-name="P39"><text:span text:style-name="T3">IR </text:span><text:span text:style-name="T2">Distance :- 100M</text:span></text:p>
        </text:list-item>
        <text:list-item>
          <text:p text:style-name="P40">Support standard API develop connection port, support ONVIF, CGI and PSIA <text:tab/>protocol</text:p>
        </text:list-item>
      </text:list>
      <text:list xml:id="list174936442455083" text:continue-list="list2590888140" text:style-name="L1">
        <text:list-header>
          <text:p text:style-name="P10"><text:a xlink:type="simple" xlink:href="https://www.amazon.in/2MP-36X-Camera-100M-Distance/dp/B07FBFKB1Z" text:style-name="Internet_20_link" text:visited-style-name="Visited_20_Internet_20_Link">https://www.amazon.in/2MP-36X-Camera-100M-Distance/dp/B07FBFKB1Z</text:a></text:p>
        </text:list-header>
      </text:list>
      <text:p text:style-name="P2"/>
      <text:list xml:id="list174936822880192" text:continue-numbering="true" text:style-name="L1">
        <text:list-item>
          <text:p text:style-name="P29">2MP 25x Starlight IR PTZ Network Camera</text:p>
          <text:p text:style-name="P21"><text:span text:style-name="T5">Features</text:span><text:span text:style-name="T4">:- </text:span></text:p>
        </text:list-item>
      </text:list>
      <text:list xml:id="list3216990174" text:style-name="L3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8">Distance :- </text:span><text:span text:style-name="T6">IR distance up to 100m</text:span></text:p>
                    </text:list-item>
                    <text:list-item>
                      <text:p text:style-name="P23">Event Trigger :- Motion Detection, Video Tampering, Network Disconnection, IP addrerss conflict, Illegal access, Storage anomaly</text:p>
                    </text:list-item>
                    <text:list-item>
                      <text:p text:style-name="P24">Advanced Intellingent Features :- Face Detection</text:p>
                    </text:list-item>
                    <text:list-item>
                      <text:p text:style-name="P31"><text:span text:style-name="T7">Price :- </text:span><text:span text:style-name="T1">26,290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4935692528830" text:continue-list="list174936822880192" text:style-name="L1">
        <text:list-header>
          <text:p text:style-name="P10"><text:a xlink:type="simple" xlink:href="https://www.dahuasecurity.com/products/productDetail/6681" text:style-name="Internet_20_link" text:visited-style-name="Visited_20_Internet_20_Link">https://www.dahuasecurity.com/products/productDetail/6681</text:a></text:p>
        </text:list-header>
      </text:list>
      <text:p text:style-name="P2"/>
      <text:p text:style-name="P2"/>
      <text:list xml:id="list174935118761277" text:continue-numbering="true" text:style-name="L1">
        <text:list-item>
          <text:p text:style-name="P22">INTELLIGENT STEREO VISION :- <text:span text:style-name="T22">ADAS Series-Foresight Binocular Camera</text:span></text:p>
          <text:p text:style-name="P9"><text:span text:style-name="T17">Features</text:span><text:span text:style-name="T14"> :- </text:span></text:p>
        </text:list-item>
      </text:list>
      <text:list xml:id="list2343442824" text:style-name="L4">
        <text:list-item>
          <text:list>
            <text:list-item>
              <text:list>
                <text:list-item>
                  <text:list>
                    <text:list-item>
                      <text:p text:style-name="P32"><text:span text:style-name="T13">Distance :- </text:span><text:span text:style-name="T16">High precision, up to 95% with 100m distance measurement</text:span></text:p>
                    </text:list-item>
                    <text:list-item>
                      <text:p text:style-name="P25">Small size, long distance serving upto 100m with 10cm baseline.</text:p>
                    </text:list-item>
                    <text:list-item>
                      <text:p text:style-name="P26">Functions :- Drivable area Detection, Barrier detection, Omni objects(vehicle, pedestrian, fence,etc) detection, height limit detection</text:p>
                    </text:list-item>
                  </text:list>
                </text:list-item>
              </text:list>
            </text:list-item>
          </text:list>
        </text:list-item>
      </text:list>
      <text:list xml:id="list174935821140222" text:continue-list="list174935118761277" text:style-name="L1">
        <text:list-header>
          <text:p text:style-name="P10"><text:a xlink:type="simple" xlink:href="http://www.sicchina.org.cn/ic2018/uploadpdf/1067_English.pdf" text:style-name="Internet_20_link" text:visited-style-name="Visited_20_Internet_20_Link">http://www.sicchina.org.cn/ic2018/uploadpdf/1067_English.pdf</text:a></text:p>
        </text:list-header>
      </text:list>
      <text:p text:style-name="P2"/>
      <text:p text:style-name="P2"/>
      <text:p text:style-name="P2"/>
      <text:p text:style-name="P2"/>
      <text:p text:style-name="P4"><text:span text:style-name="T23">NEW</text:span>:</text:p>
      <text:list xml:id="list4276629241" text:style-name="L5">
        <text:list-item>
          <text:p text:style-name="P33"><text:span text:style-name="T15">HIKVISION </text:span><text:span text:style-name="T16">DS-2CD4565F-IZT 6MP Smart IP Outdoor Dome Camera</text:span></text:p>
          <text:p text:style-name="P27"><text:span text:style-name="T20">Features</text:span>:-</text:p>
        </text:list-item>
      </text:list>
      <text:list xml:id="list502279418" text:style-name="L6">
        <text:list-item>
          <text:list>
            <text:list-item>
              <text:list>
                <text:list-item>
                  <text:list>
                    <text:list-item>
                      <text:p text:style-name="P11">Irradiation distance is up to 40m.</text:p>
                    </text:list-item>
                    <text:list-item>
                      <text:p text:style-name="P11"><text:span text:style-name="T18">Smart Detection:- </text:span>Intrusion Detection, Line Crossing Detection, Object Left/Removal, Area Entering/Leaving, Scene Change <text:soft-page-break/>Detection, Audio Surge Detection, Audio Loss Detection, Defocus Detection, Face Detection, Object Counting, etc.</text:p>
                      <text:p text:style-name="P11"/>
                    </text:list-item>
                  </text:list>
                </text:list-item>
              </text:list>
            </text:list-item>
          </text:list>
        </text:list-item>
      </text:list>
      <text:list xml:id="list174935391475775" text:continue-list="list4276629241" text:style-name="L5">
        <text:list-header>
          <text:p text:style-name="P12"><text:a xlink:type="simple" xlink:href="https://www.hikvision.com/content/dam/hikvision/en/support/regional-materials/thailand/DS-2CD4565F-IZT.pdf" text:style-name="Internet_20_link" text:visited-style-name="Visited_20_Internet_20_Link">https://www.hikvision.com/content/dam/hikvision/en/support/regional-materials/thailand/DS-2CD4565F-IZT.pdf</text:a></text:p>
          <text:p text:style-name="P12"/>
        </text:list-header>
        <text:list-item>
          <text:h text:style-name="P8" text:outline-level="1"><text:bookmark text:name="productTitle1"/><text:bookmark text:name="title1"/>HIKVISION PTZ Camera 4K Outdoor / Indoor Speed Dome DS-2DE4225IW-DE Compatible with J.K.Vision POE</text:h>
          <text:p text:style-name="P13">Price :- Rs.33000</text:p>
          <text:p text:style-name="P14"><text:span text:style-name="T20">Features</text:span> :- </text:p>
        </text:list-item>
      </text:list>
      <text:list xml:id="list3525157751" text:style-name="L7">
        <text:list-item>
          <text:list>
            <text:list-item>
              <text:list>
                <text:list-item>
                  <text:list>
                    <text:list-item>
                      <text:p text:style-name="P16">Regional focus is upto 100m distance</text:p>
                    </text:list-item>
                  </text:list>
                </text:list-item>
              </text:list>
            </text:list-item>
          </text:list>
        </text:list-item>
      </text:list>
      <text:list xml:id="list1690412588" text:style-name="L8">
        <text:list-item>
          <text:list>
            <text:list-item>
              <text:list>
                <text:list-item>
                  <text:list>
                    <text:list-item>
                      <text:p text:style-name="P30">Accurate human and vehicle target classification and alarm based on deep learning algorithm.</text:p>
                    </text:list-item>
                    <text:list-item>
                      <text:p text:style-name="P30">Support face capture. Up to 5 faces captured at the same time</text:p>
                    </text:list-item>
                  </text:list>
                </text:list-item>
              </text:list>
            </text:list-item>
          </text:list>
        </text:list-item>
      </text:list>
      <text:list xml:id="list174936900403010" text:continue-list="list174935391475775" text:style-name="L5">
        <text:list-header>
          <text:p text:style-name="P15"/>
          <text:p text:style-name="P12"><text:a xlink:type="simple" xlink:href="https://www.amazon.in/HIKVISION-Outdoor-DS-2DE4225IW-Compatible-J-K-Vision/dp/B09VPTQD2L/ref=pd_rhf_dp_s_ci_mcx_mr_hp_d_sccl_1_4/260-0593858-7944012?pd_rd_w=OYkoB&amp;content-id=amzn1.sym.161813b7-3b9b-41c8-a95e-d3326e0ede57&amp;pf_rd_p=161813b7-3b9b-41c8-a95e-d3326e0ede57&amp;pf_rd_r=BG4C78T73N938JRBM3CW&amp;pd_rd_wg=Q6Dna&amp;pd_rd_r=0277c7b8-bbd8-498e-be90-c240ce426155&amp;pd_rd_i=B09VPTQD2L&amp;psc=1" text:style-name="Internet_20_link" text:visited-style-name="Visited_20_Internet_20_Link">https://www.amazon.in/HIKVISION-Outdoor-DS-2DE4225IW-Compatible-J-K-Vision/dp/B09VPTQD2L/ref=pd_rhf_dp_s_ci_mcx_mr_hp_d_sccl_1_4/260-0593858-7944012?pd_rd_w=OYkoB&amp;content-id=amzn1.sym.161813b7-3b9b-41c8-a95e-d3326e0ede57&amp;pf_rd_p=161813b7-3b9b-41c8-a95e-d3326e0ede57&amp;pf_rd_r=BG4C78T73N938JRBM3CW&amp;pd_rd_wg=Q6Dna&amp;pd_rd_r=0277c7b8-bbd8-498e-be90-c240ce426155&amp;pd_rd_i=B09VPTQD2L&amp;psc=1</text:a></text:p>
          <text:p text:style-name="P12"/>
        </text:list-header>
        <text:list-item>
          <text:p text:style-name="P17">Arcure new ruggedized stereo camera</text:p>
          <text:p text:style-name="P28">Features :- </text:p>
        </text:list-item>
      </text:list>
      <text:list xml:id="list3807733869" text:style-name="L9">
        <text:list-item>
          <text:list>
            <text:list-item>
              <text:list>
                <text:list-item>
                  <text:list>
                    <text:list-item>
                      <text:p text:style-name="P18">Depth Range :- Minimum 30 centimeters and Maximum 50 meters</text:p>
                    </text:list-item>
                    <text:list-item>
                      <text:p text:style-name="P19">Object Detection, classification(vehicles, pedestrians,etc)</text:p>
                      <text:p text:style-name="P19"/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a xlink:type="simple" xlink:href="https://www.vision-systems.com/cameras-accessories/article/14036044/arcure-" text:style-name="Internet_20_link" text:visited-style-name="Visited_20_Internet_20_Link">https://www.vision-systems.com/cameras-accessories/article/14036044/arcure-</text:a><text:tab/><text:a xlink:type="simple" xlink:href="https://www.vision-systems.com/cameras-accessories/article/14036044/arcure-releases-new-ruggedized-stereo-camera" text:style-name="Internet_20_link" text:visited-style-name="Visited_20_Internet_20_Link">releases-new-ruggedized-stereo-camera</text:a></text:p>
      <text:p text:style-name="P20"><text:tab/><text:a xlink:type="simple" xlink:href="https://blaxtair.com/produits/omega-vision-3D-intelligente-pour-automatisation" text:style-name="Internet_20_link" text:visited-style-name="Visited_20_Internet_20_Link">https://blaxtair.com/produits/omega-vision-3D-intelligente-pour-automatisation</text:a></text:p>
      <text:p text:style-name="P20"/>
      <text:list xml:id="list3055716381" text:style-name="L11">
        <text:list-item>
          <text:p text:style-name="P34"><text:span text:style-name="T11">Active Pixel 4g 5mp HD 3xOptical zoom camera</text:span></text:p>
          <text:p text:style-name="P38"><text:span text:style-name="T11">Features :- </text:span></text:p>
        </text:list-item>
      </text:list>
      <text:list xml:id="list2241184477" text:style-name="L13">
        <text:list-item>
          <text:list>
            <text:list-item>
              <text:list>
                <text:list-item>
                  <text:list>
                    <text:list-item>
                      <text:p text:style-name="P35"><text:span text:style-name="T11">IR Distance :- 200 meters</text:span></text:p>
                    </text:list-item>
                    <text:list-item>
                      <text:p text:style-name="P36"><text:span text:style-name="T11">Price :- 40000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11"><text:tab/></text:span><text:a xlink:type="simple" xlink:href="https://www.flipkart.com/active-pixel-4g-5mp-hd-36x-optical-zoom-camera-outdoor-wireless-ip-security-360-ptz-waterproof-motion-detection-495ft-night-vision-red-blue-lights-alert-smart-cruise-auto-tracking-speed-dome-camera/p/itm82bca85aa8228?pid=HSAG8REZQJ7TB9EG&amp;lid=LSTHSAG8REZQJ7TB9EGYTO97H&amp;marketplace=FLIPKART&amp;fm=factBasedRecommendation%2FrecentlyViewed&amp;iid=R%3Arv%3Bpt%3App%3Buid%3A86c70274-e32f-11ec-b59b-efd509f1c140%3B.HSAG8REZQJ7TB9EG&amp;ppt=pp&amp;ppn=pp&amp;ssid=b1h652pdg00000001654255376791&amp;otracker=pp_reco_Recently%2BViewed_1_38.productCard.RECENTLY_VIEWED_active%2Bpixel%2B4G%2B5MP%2BHD%2B36X%2BOptical%2BZoom%2BCamera%252C%2BOutdoor%2BWireless%2BIP%2BSecurity%2B360%25C2%25B0%2BPTZ%2BWaterproof%2BCamera%252C%2BMotion%2BDetection%252C%2B495ft%2BNight%2BVision%252CRed%2Band%2BBlue%2BLights%2BAlert%252C%2BSmart%2BCruise%252C%2BAuto%2BTracking%2BSpeed%2BDome%2BSecurity%2BCamera_HSAG8REZQJ7TB9EG_factBasedRecommendation%2FrecentlyViewed_0&amp;otracker1=pp_reco_PINNED_factBasedRecommendation%2FrecentlyViewed_Recently%2BViewed_DESKTOP_HORIZONTAL_productCard_cc_1_NA_view-all&amp;cid=HSAG8REZQJ7TB9EG" text:style-name="Internet_20_link" text:visited-style-name="Visited_20_Internet_20_Link">Link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25:59.773729570</meta:creation-date>
    <dc:date>2022-06-03T17:41:45.439489397</dc:date>
    <meta:editing-duration>PT5H14M56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285" meta:character-count="2625" meta:non-whitespace-character-count="2400"/>
  </office:meta>
</office:document-meta>
</file>